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75in" text:list-level-position-and-space-mode="label-alignment">
          <style:list-level-label-alignment text:label-followed-by="listtab" fo:margin-left="2in" fo:text-indent="-1.7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Paragraphedeliste" style:family="paragraph"/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P8" style:parent-style-name="Paragraphedeliste" style:family="paragraph"/>
    <style:style style:name="P9" style:parent-style-name="Paragraphedeliste" style:family="paragraph"/>
    <style:style style:name="P10" style:parent-style-name="Paragraphedeliste" style:family="paragraph"/>
    <style:style style:name="P11" style:parent-style-name="Paragraphedeliste" style:family="paragraph"/>
    <style:style style:name="P12" style:parent-style-name="Paragraphedeliste" style:family="paragraph"/>
    <style:style style:name="P13" style:parent-style-name="Paragraphedeliste" style:family="paragraph"/>
    <style:style style:name="P14" style:parent-style-name="Paragraphedeliste" style:family="paragraph"/>
    <style:style style:name="P15" style:parent-style-name="Paragraphedeliste" style:family="paragraph"/>
    <style:style style:name="P16" style:parent-style-name="Paragraphedeliste" style:family="paragraph"/>
    <style:style style:name="P17" style:parent-style-name="Paragraphedeliste" style:family="paragraph"/>
    <style:style style:name="P18" style:parent-style-name="Paragraphedeliste" style:family="paragraph"/>
    <style:style style:name="P19" style:parent-style-name="Paragraphedeliste" style:family="paragraph"/>
    <style:style style:name="P20" style:parent-style-name="Paragraphedeliste" style:family="paragraph"/>
    <style:style style:name="P21" style:parent-style-name="Paragraphedeliste" style:family="paragraph"/>
  </office:automatic-styles>
  <office:body>
    <office:text text:use-soft-page-breaks="true">
      <text:p text:style-name="P1">Documentation technique DIGICODE</text:p>
      <text:p text:style-name="Normal"/>
      <text:h text:style-name="Titre2" text:outline-level="2">Classe Connexion :<text:s/></text:h>
      <text:list text:style-name="LFO7" text:continue-numbering="true">
        <text:list-item>
          <text:p text:style-name="P2">Permet la connexion à la base de<text:s/>données.</text:p>
        </text:list-item>
        <text:list-item>
          <text:p text:style-name="P3">Utilisation<text:s/>du driver MYSQL JDBC.</text:p>
        </text:list-item>
      </text:list>
      <text:h text:style-name="Titre2" text:outline-level="2"/>
      <text:h text:style-name="Titre2" text:outline-level="2">Classe FenCon :<text:s/></text:h>
      <text:list text:style-name="LFO5" text:continue-numbering="true">
        <text:list-item>
          <text:p text:style-name="P4">Permet la création et l’affichage d’une fenêtre de connexion.</text:p>
        </text:list-item>
        <text:list-item>
          <text:p text:style-name="P5">Frame1 est la fenêtre en question.</text:p>
        </text:list-item>
        <text:list-item>
          <text:p text:style-name="P6">JLabel ConLab<text:s/>est le titre de la fenêtre.</text:p>
        </text:list-item>
        <text:list-item>
          <text:p text:style-name="P7">JPanel panSasie<text:s/>est un panneau dans lequel sont mis les champs de saisie.</text:p>
        </text:list-item>
        <text:list-item>
          <text:p text:style-name="P8">JLabel mailLab<text:s/>est le titre du champ de saisie pour l’adresse email.</text:p>
        </text:list-item>
        <text:list-item>
          <text:p text:style-name="P9">JLabel mdpLab<text:s/>est le titre du champ de saisie pour le mot de passe.</text:p>
        </text:list-item>
        <text:list-item>
          <text:p text:style-name="P10">mailText<text:s/>est le champ de saisie pour l’adresse email.</text:p>
        </text:list-item>
        <text:list-item>
          <text:p text:style-name="P11">mdpText est le champ de saisie pour le mot de passe.</text:p>
        </text:list-item>
        <text:list-item>
          <text:p text:style-name="P12">JButton valBout<text:s/>est le bouton pour la connection.</text:p>
        </text:list-item>
      </text:list>
      <text:p text:style-name="Normal"/>
      <text:h text:style-name="Titre2" text:outline-level="2">Classe FenSalles :</text:h>
      <text:list text:style-name="LFO6" text:continue-numbering="true">
        <text:list-item>
          <text:p text:style-name="P13">Permet de sélectionner la salle souhaitée.</text:p>
        </text:list-item>
        <text:list-item>
          <text:p text:style-name="P14">Frame est la fenêtre en question.</text:p>
        </text:list-item>
        <text:list-item>
          <text:p text:style-name="P15">alimJCombo()<text:s/>est une fonction qui permet de remplir une liste avec toutes les informations de la table.</text:p>
        </text:list-item>
        <text:list-item>
          <text:p text:style-name="P16">comboBox est une liste déroulante remplit à partir de la table de la base de données.</text:p>
        </text:list-item>
      </text:list>
      <text:p text:style-name="Normal"/>
      <text:h text:style-name="Titre2" text:outline-level="2">Classe Salles :</text:h>
      <text:list text:style-name="LFO8" text:continue-numbering="true">
        <text:list-item>
          <text:p text:style-name="P17">permet d’avoir un objet salle.</text:p>
        </text:list-item>
        <text:list-item>
          <text:p text:style-name="P18">Geter et setter.</text:p>
        </text:list-item>
        <text:list-item>
          <text:p text:style-name="P19">Tostring() qui renvoie seulement le nom.</text:p>
        </text:list-item>
      </text:list>
      <text:p text:style-name="Normal"/>
      <text:h text:style-name="Titre2" text:outline-level="2">Classe AfficheSalles :<text:s/></text:h>
      <text:list text:style-name="LFO9" text:continue-numbering="true">
        <text:list-item>
          <text:p text:style-name="P20">Permet d’afficher toutes les informations de la salle qui à été selectionné.</text:p>
        </text:list-item>
        <text:list-item>
          <text:p text:style-name="P21">Frame est la fenêtre en questio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entury Gothic" style:font-name-asian="Century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entury Gothic" style:font-name-asian="Times New Roman" style:font-name-complex="Times New Roman" fo:color="#032348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color="#032348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entury Gothic" style:font-name-asian="Times New Roman" style:font-name-complex="Times New Roman" fo:color="#032348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entury Gothic" style:font-name-asian="Times New Roman" style:font-name-complex="Times New Roman" fo:color="#032348" fo:font-size="13pt" style:font-size-asian="13pt" style:font-size-complex="13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entury Gothic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entury Gothic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52F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052f61" draw:opacity="100%" draw:stroke="solid" svg:stroke-width="0.01736in" svg:stroke-color="#032e45" svg:stroke-opacity="100%" svg:stroke-linecap="round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75in" text:list-level-position-and-space-mode="label-alignment">
          <style:list-level-label-alignment text:label-followed-by="listtab" fo:margin-left="2in" fo:text-indent="-1.7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gan DOARE</meta:initial-creator>
    <dc:creator>Logan DOARE</dc:creator>
    <meta:creation-date>2018-12-12T10:33:00Z</meta:creation-date>
    <dc:date>2018-12-13T10:10:00Z</dc:date>
    <meta:template xlink:href="Normal" xlink:type="simple"/>
    <meta:editing-cycles>1</meta:editing-cycles>
    <meta:editing-duration>PT81300S</meta:editing-duration>
    <meta:document-statistic meta:page-count="1" meta:paragraph-count="2" meta:word-count="182" meta:character-count="1182" meta:row-count="8" meta:non-whitespace-character-count="1002"/>
  </office:meta>
</office:document-meta>
</file>